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itolo Tabel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cessionari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Codice ID</text:p>
          </table:table-cell>
          <table:table-cell office:value-type="string" table:style-name="ce1">
            <text:p>Codice seriale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Modello</text:p>
          </table:table-cell>
          <table:table-cell office:value-type="string" table:style-name="ce1">
            <text:p>Posti a sedere</text:p>
          </table:table-cell>
          <table:table-cell office:value-type="string" table:style-name="ce1">
            <text:p>Numero porte</text:p>
          </table:table-cell>
          <table:table-cell office:value-type="string" table:style-name="ce1">
            <text:p>Cerchioni</text:p>
          </table:table-cell>
          <table:table-cell office:value-type="string" table:style-name="ce1">
            <text:p>Full-optional</text:p>
          </table:table-cell>
          <table:table-cell office:value-type="string" table:style-name="ce1">
            <text:p>Versione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erto La Greca</meta:initial-creator>
    <dc:creator>Roberto La Greca</dc:creator>
    <meta:creation-date>2022-12-14T14:12:49Z</meta:creation-date>
    <dc:date>2022-12-14T14:25:31Z</dc:date>
  </office:meta>
</office:document-meta>
</file>